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_x" table:style-name="ta1">
        <table:shapes>
          <draw:frame draw:z-index="0" draw:style-name="gr1" draw:text-style-name="P1" svg:width="6.2957in" svg:height="3.5449in" svg:x="10.6681in" svg:y="1.1504in">
            <draw:object draw:notify-on-update-of-ranges="sensor_data_x.A1:sensor_data_x.A1 sensor_data_x.A2:sensor_data_x.A193 sensor_data_x.D1:sensor_data_x.D1 sensor_data_x.D2:sensor_data_x.D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-0.00007500000000001" calcext:value-type="float">
            <text:p>-7.500000000001E-05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499999999998" calcext:value-type="float">
            <text:p>0.000217499999999998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499999999998" calcext:value-type="float">
            <text:p>0.000217499999999998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00000000004" calcext:value-type="float">
            <text:p>-0.000382500000000004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539999999999985" calcext:value-type="float">
            <text:p>0.00053999999999998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00000000004" calcext:value-type="float">
            <text:p>-0.000382500000000004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539999999999985" calcext:value-type="float">
            <text:p>0.0005399999999999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-0.00007500000000001" calcext:value-type="float">
            <text:p>-7.500000000001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789999999999985" calcext:value-type="float">
            <text:p>0.0007899999999999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499999999998" calcext:value-type="float">
            <text:p>0.000217499999999998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0.000374999999999986" calcext:value-type="float">
            <text:p>0.000374999999999986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375000000000014" calcext:value-type="float">
            <text:p>-0.000375000000000014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375000000000014" calcext:value-type="float">
            <text:p>-0.000375000000000014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539999999999999" calcext:value-type="float">
            <text:p>-0.000539999999999999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-0.000539999999999999" calcext:value-type="float">
            <text:p>-0.000539999999999999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499999999998" calcext:value-type="float">
            <text:p>0.000217499999999998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-0.000375000000000014" calcext:value-type="float">
            <text:p>-0.000375000000000014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-0.00007500000000001" calcext:value-type="float">
            <text:p>-7.500000000001E-05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499999999996" calcext:value-type="float">
            <text:p>0.000367499999999996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7499999999998" calcext:value-type="float">
            <text:p>0.000217499999999998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4999999999954" calcext:value-type="float">
            <text:p>6.74999999999954E-05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374999999999986" calcext:value-type="float">
            <text:p>0.000374999999999986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500000000004" calcext:value-type="float">
            <text:p>-0.000382500000000004</text:p>
          </table:table-cell>
          <table:table-cell office:value-type="float" office:value="0.000224999999999987" calcext:value-type="float">
            <text:p>0.000224999999999987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5000000000031" calcext:value-type="float">
            <text:p>-8.25000000000031E-05</text:p>
          </table:table-cell>
          <table:table-cell office:value-type="float" office:value="0.0000749999999999886" calcext:value-type="float">
            <text:p>7.49999999999886E-05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500000000002" calcext:value-type="float">
            <text:p>-0.000232500000000002</text:p>
          </table:table-cell>
          <table:table-cell office:value-type="float" office:value="-0.00007500000000001" calcext:value-type="float">
            <text:p>-7.500000000001E-05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499999999996" calcext:value-type="float">
            <text:p>0.000367499999999996</text:p>
          </table:table-cell>
          <table:table-cell office:value-type="float" office:value="-0.000225000000000016" calcext:value-type="float">
            <text:p>-0.000225000000000016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67499999999997" calcext:value-type="float">
            <text:p>0.000667499999999997</text:p>
          </table:table-cell>
          <table:table-cell office:value-type="float" office:value="-0.000525000000000013" calcext:value-type="float">
            <text:p>-0.000525000000000013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-0.00267" calcext:value-type="float">
            <text:p>-0.00267</text:p>
          </table:table-cell>
          <table:table-cell office:value-type="float" office:value="-0.00204" calcext:value-type="float">
            <text:p>-0.0020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70675" calcext:value-type="float">
            <text:p>0.6870675</text:p>
          </table:table-cell>
          <table:table-cell office:value-type="float" office:value="0.075375" calcext:value-type="float">
            <text:p>0.075375</text:p>
          </table:table-cell>
          <table:table-cell office:value-type="float" office:value="3.5594" calcext:value-type="float">
            <text:p>3.5594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-0.00234" calcext:value-type="float">
            <text:p>-0.00234</text:p>
          </table:table-cell>
          <table:table-cell office:value-type="float" office:value="0.009071" calcext:value-type="float">
            <text:p>0.00907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1825" calcext:value-type="float">
            <text:p>-3.6831825</text:p>
          </table:table-cell>
          <table:table-cell office:value-type="float" office:value="-1.804575" calcext:value-type="float">
            <text:p>-1.804575</text:p>
          </table:table-cell>
          <table:table-cell office:value-type="float" office:value="5.22992" calcext:value-type="float">
            <text:p>5.22992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82325" calcext:value-type="float">
            <text:p>-3.6782325</text:p>
          </table:table-cell>
          <table:table-cell office:value-type="float" office:value="-0.603975" calcext:value-type="float">
            <text:p>-0.603975</text:p>
          </table:table-cell>
          <table:table-cell office:value-type="float" office:value="5.21492" calcext:value-type="float">
            <text:p>5.21492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95825" calcext:value-type="float">
            <text:p>-3.6795825</text:p>
          </table:table-cell>
          <table:table-cell office:value-type="float" office:value="-0.603675" calcext:value-type="float">
            <text:p>-0.603675</text:p>
          </table:table-cell>
          <table:table-cell office:value-type="float" office:value="5.21395" calcext:value-type="float">
            <text:p>5.2139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89825" calcext:value-type="float">
            <text:p>-3.6789825</text:p>
          </table:table-cell>
          <table:table-cell office:value-type="float" office:value="-0.603075" calcext:value-type="float">
            <text:p>-0.60307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68825" calcext:value-type="float">
            <text:p>-3.6768825</text:p>
          </table:table-cell>
          <table:table-cell office:value-type="float" office:value="-0.602925" calcext:value-type="float">
            <text:p>-0.6029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7825" calcext:value-type="float">
            <text:p>-3.6837825</text:p>
          </table:table-cell>
          <table:table-cell office:value-type="float" office:value="-0.602775" calcext:value-type="float">
            <text:p>-0.602775</text:p>
          </table:table-cell>
          <table:table-cell office:value-type="float" office:value="5.21298" calcext:value-type="float">
            <text:p>5.21298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15325" calcext:value-type="float">
            <text:p>-3.6815325</text:p>
          </table:table-cell>
          <table:table-cell office:value-type="float" office:value="-0.602775" calcext:value-type="float">
            <text:p>-0.602775</text:p>
          </table:table-cell>
          <table:table-cell office:value-type="float" office:value="5.21419" calcext:value-type="float">
            <text:p>5.21419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4825" calcext:value-type="float">
            <text:p>-3.6834825</text:p>
          </table:table-cell>
          <table:table-cell office:value-type="float" office:value="-0.602475" calcext:value-type="float">
            <text:p>-0.602475</text:p>
          </table:table-cell>
          <table:table-cell office:value-type="float" office:value="5.2125" calcext:value-type="float">
            <text:p>5.21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3325" calcext:value-type="float">
            <text:p>-3.6773325</text:p>
          </table:table-cell>
          <table:table-cell office:value-type="float" office:value="-0.602475" calcext:value-type="float">
            <text:p>-0.60247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25825" calcext:value-type="float">
            <text:p>-3.6825825</text:p>
          </table:table-cell>
          <table:table-cell office:value-type="float" office:value="-0.602325" calcext:value-type="float">
            <text:p>-0.6023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1825" calcext:value-type="float">
            <text:p>-3.6771825</text:p>
          </table:table-cell>
          <table:table-cell office:value-type="float" office:value="-0.602175" calcext:value-type="float">
            <text:p>-0.60217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98825" calcext:value-type="float">
            <text:p>-3.6798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25" calcext:value-type="float">
            <text:p>5.2125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18325" calcext:value-type="float">
            <text:p>-3.6818325</text:p>
          </table:table-cell>
          <table:table-cell office:value-type="float" office:value="-0.602175" calcext:value-type="float">
            <text:p>-0.602175</text:p>
          </table:table-cell>
          <table:table-cell office:value-type="float" office:value="5.21419" calcext:value-type="float">
            <text:p>5.21419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35825" calcext:value-type="float">
            <text:p>-3.6735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3325" calcext:value-type="float">
            <text:p>-3.6833325</text:p>
          </table:table-cell>
          <table:table-cell office:value-type="float" office:value="-0.602175" calcext:value-type="float">
            <text:p>-0.602175</text:p>
          </table:table-cell>
          <table:table-cell office:value-type="float" office:value="5.21419" calcext:value-type="float">
            <text:p>5.21419</text:p>
          </table:table-cell>
          <table:table-cell office:value-type="float" office:value="0.07248" calcext:value-type="float">
            <text:p>0.0724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53825" calcext:value-type="float">
            <text:p>-3.6753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395" calcext:value-type="float">
            <text:p>5.21395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89825" calcext:value-type="float">
            <text:p>-3.6789825</text:p>
          </table:table-cell>
          <table:table-cell office:value-type="float" office:value="-0.602175" calcext:value-type="float">
            <text:p>-0.60217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21325" calcext:value-type="float">
            <text:p>-3.6821325</text:p>
          </table:table-cell>
          <table:table-cell office:value-type="float" office:value="-0.602325" calcext:value-type="float">
            <text:p>-0.60232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233" calcext:value-type="float">
            <text:p>0.0723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3325" calcext:value-type="float">
            <text:p>-3.68333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21325" calcext:value-type="float">
            <text:p>-3.6821325</text:p>
          </table:table-cell>
          <table:table-cell office:value-type="float" office:value="-0.602025" calcext:value-type="float">
            <text:p>-0.6020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5441" calcext:value-type="float">
            <text:p>0.00544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95825" calcext:value-type="float">
            <text:p>-3.6795825</text:p>
          </table:table-cell>
          <table:table-cell office:value-type="float" office:value="-0.602175" calcext:value-type="float">
            <text:p>-0.60217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68825" calcext:value-type="float">
            <text:p>-3.6768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6325" calcext:value-type="float">
            <text:p>-3.6776325</text:p>
          </table:table-cell>
          <table:table-cell office:value-type="float" office:value="-0.601425" calcext:value-type="float">
            <text:p>-0.60142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233" calcext:value-type="float">
            <text:p>0.0723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04825" calcext:value-type="float">
            <text:p>-3.6804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95825" calcext:value-type="float">
            <text:p>-3.6795825</text:p>
          </table:table-cell>
          <table:table-cell office:value-type="float" office:value="-0.601275" calcext:value-type="float">
            <text:p>-0.601275</text:p>
          </table:table-cell>
          <table:table-cell office:value-type="float" office:value="5.2125" calcext:value-type="float">
            <text:p>5.21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5441" calcext:value-type="float">
            <text:p>0.00544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49325" calcext:value-type="float">
            <text:p>-3.6749325</text:p>
          </table:table-cell>
          <table:table-cell office:value-type="float" office:value="-0.602025" calcext:value-type="float">
            <text:p>-0.6020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04825" calcext:value-type="float">
            <text:p>-3.68048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50825" calcext:value-type="float">
            <text:p>-3.67508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13825" calcext:value-type="float">
            <text:p>-3.6813825</text:p>
          </table:table-cell>
          <table:table-cell office:value-type="float" office:value="-0.601425" calcext:value-type="float">
            <text:p>-0.6014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59825" calcext:value-type="float">
            <text:p>-3.6759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233" calcext:value-type="float">
            <text:p>0.0723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4825" calcext:value-type="float">
            <text:p>-3.6774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395" calcext:value-type="float">
            <text:p>5.21395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80825" calcext:value-type="float">
            <text:p>-3.6780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59825" calcext:value-type="float">
            <text:p>-3.6759825</text:p>
          </table:table-cell>
          <table:table-cell office:value-type="float" office:value="-0.601275" calcext:value-type="float">
            <text:p>-0.60127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64325" calcext:value-type="float">
            <text:p>-3.6764325</text:p>
          </table:table-cell>
          <table:table-cell office:value-type="float" office:value="-0.601275" calcext:value-type="float">
            <text:p>-0.60127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6325" calcext:value-type="float">
            <text:p>-3.67763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468" calcext:value-type="float">
            <text:p>5.21468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41825" calcext:value-type="float">
            <text:p>-3.6741825</text:p>
          </table:table-cell>
          <table:table-cell office:value-type="float" office:value="-0.601275" calcext:value-type="float">
            <text:p>-0.601275</text:p>
          </table:table-cell>
          <table:table-cell office:value-type="float" office:value="5.21298" calcext:value-type="float">
            <text:p>5.21298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97325" calcext:value-type="float">
            <text:p>-3.6797325</text:p>
          </table:table-cell>
          <table:table-cell office:value-type="float" office:value="-0.601125" calcext:value-type="float">
            <text:p>-0.60112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23825" calcext:value-type="float">
            <text:p>-3.67238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226" calcext:value-type="float">
            <text:p>5.21226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62825" calcext:value-type="float">
            <text:p>-3.6762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371" calcext:value-type="float">
            <text:p>5.21371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09325" calcext:value-type="float">
            <text:p>-3.6809325</text:p>
          </table:table-cell>
          <table:table-cell office:value-type="float" office:value="-0.601125" calcext:value-type="float">
            <text:p>-0.60112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3325" calcext:value-type="float">
            <text:p>-3.68333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61325" calcext:value-type="float">
            <text:p>-3.6761325</text:p>
          </table:table-cell>
          <table:table-cell office:value-type="float" office:value="-0.601425" calcext:value-type="float">
            <text:p>-0.601425</text:p>
          </table:table-cell>
          <table:table-cell office:value-type="float" office:value="5.21298" calcext:value-type="float">
            <text:p>5.21298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31825" calcext:value-type="float">
            <text:p>-3.68318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298" calcext:value-type="float">
            <text:p>5.21298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4231" calcext:value-type="float">
            <text:p>0.00423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54325" calcext:value-type="float">
            <text:p>-3.6854325</text:p>
          </table:table-cell>
          <table:table-cell office:value-type="float" office:value="-0.601425" calcext:value-type="float">
            <text:p>-0.60142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73825" calcext:value-type="float">
            <text:p>-3.6873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322" calcext:value-type="float">
            <text:p>5.21322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921825" calcext:value-type="float">
            <text:p>-3.69218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43825" calcext:value-type="float">
            <text:p>-3.6843825</text:p>
          </table:table-cell>
          <table:table-cell office:value-type="float" office:value="-0.601875" calcext:value-type="float">
            <text:p>-0.601875</text:p>
          </table:table-cell>
          <table:table-cell office:value-type="float" office:value="5.21298" calcext:value-type="float">
            <text:p>5.21298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00325" calcext:value-type="float">
            <text:p>-3.6800325</text:p>
          </table:table-cell>
          <table:table-cell office:value-type="float" office:value="-0.601725" calcext:value-type="float">
            <text:p>-0.601725</text:p>
          </table:table-cell>
          <table:table-cell office:value-type="float" office:value="5.21274" calcext:value-type="float">
            <text:p>5.21274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840825" calcext:value-type="float">
            <text:p>-3.68408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419" calcext:value-type="float">
            <text:p>5.21419</text:p>
          </table:table-cell>
          <table:table-cell office:value-type="float" office:value="0.07158" calcext:value-type="float">
            <text:p>0.0715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721" calcext:value-type="float">
            <text:p>0.0047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89825" calcext:value-type="float">
            <text:p>-3.6789825</text:p>
          </table:table-cell>
          <table:table-cell office:value-type="float" office:value="-0.601275" calcext:value-type="float">
            <text:p>-0.601275</text:p>
          </table:table-cell>
          <table:table-cell office:value-type="float" office:value="5.21395" calcext:value-type="float">
            <text:p>5.21395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4961" calcext:value-type="float">
            <text:p>0.00496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34325" calcext:value-type="float">
            <text:p>-3.6734325</text:p>
          </table:table-cell>
          <table:table-cell office:value-type="float" office:value="-0.601575" calcext:value-type="float">
            <text:p>-0.601575</text:p>
          </table:table-cell>
          <table:table-cell office:value-type="float" office:value="5.21226" calcext:value-type="float">
            <text:p>5.21226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4481" calcext:value-type="float">
            <text:p>0.0044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71825" calcext:value-type="float">
            <text:p>-3.6771825</text:p>
          </table:table-cell>
          <table:table-cell office:value-type="float" office:value="-0.602325" calcext:value-type="float">
            <text:p>-0.602325</text:p>
          </table:table-cell>
          <table:table-cell office:value-type="float" office:value="5.21201" calcext:value-type="float">
            <text:p>5.21201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5201" calcext:value-type="float">
            <text:p>0.0052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744825" calcext:value-type="float">
            <text:p>-3.6744825</text:p>
          </table:table-cell>
          <table:table-cell office:value-type="float" office:value="-0.602475" calcext:value-type="float">
            <text:p>-0.602475</text:p>
          </table:table-cell>
          <table:table-cell office:value-type="float" office:value="5.21347" calcext:value-type="float">
            <text:p>5.21347</text:p>
          </table:table-cell>
          <table:table-cell office:value-type="float" office:value="0.07188" calcext:value-type="float">
            <text:p>0.07188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0.014401" calcext:value-type="float">
            <text:p>0.0144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0.00427499999999998" calcext:value-type="float">
            <text:p>0.00427499999999998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427499999999998" calcext:value-type="float">
            <text:p>0.00427499999999998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689999999999998" calcext:value-type="float">
            <text:p>-0.000689999999999998</text:p>
          </table:table-cell>
          <table:table-cell office:value-type="float" office:value="-0.000848999999999997" calcext:value-type="float">
            <text:p>-0.00084899999999999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42499999999999" calcext:value-type="float">
            <text:p>0.00442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359999999999999" calcext:value-type="float">
            <text:p>0.000359999999999999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600999999999999" calcext:value-type="float">
            <text:p>0.00060099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42499999999999" calcext:value-type="float">
            <text:p>0.00442499999999999</text:p>
          </table:table-cell>
          <table:table-cell office:value-type="float" office:value="0.000539999999999985" calcext:value-type="float">
            <text:p>0.00053999999999998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42" calcext:value-type="float">
            <text:p>-0.00042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27499999999998" calcext:value-type="float">
            <text:p>0.00427499999999998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42499999999999" calcext:value-type="float">
            <text:p>0.0044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42499999999999" calcext:value-type="float">
            <text:p>0.00442499999999999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12499999999999" calcext:value-type="float">
            <text:p>0.00412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42499999999999" calcext:value-type="float">
            <text:p>0.00442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75" calcext:value-type="float">
            <text:p>0.0017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390000000000001" calcext:value-type="float">
            <text:p>-0.000390000000000001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539999999999985" calcext:value-type="float">
            <text:p>0.00053999999999998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675" calcext:value-type="float">
            <text:p>0.00216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0899999999999963" calcext:value-type="float">
            <text:p>-8.99999999999963E-05</text:p>
          </table:table-cell>
          <table:table-cell office:value-type="float" office:value="0.000361000000000004" calcext:value-type="float">
            <text:p>0.00036100000000000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75" calcext:value-type="float">
            <text:p>0.0018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119" calcext:value-type="float">
            <text:p>-0.0001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175" calcext:value-type="float">
            <text:p>0.00201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240000000000002" calcext:value-type="float">
            <text:p>-0.000240000000000002</text:p>
          </table:table-cell>
          <table:table-cell office:value-type="float" office:value="-0.000359000000000002" calcext:value-type="float">
            <text:p>-0.00035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175" calcext:value-type="float">
            <text:p>0.00261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00000000000023" calcext:value-type="float">
            <text:p>6.00000000000023E-05</text:p>
          </table:table-cell>
          <table:table-cell office:value-type="float" office:value="0.000121000000000002" calcext:value-type="float">
            <text:p>0.000121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0.000210000000000001" calcext:value-type="float">
            <text:p>0.000210000000000001</text:p>
          </table:table-cell>
          <table:table-cell office:value-type="float" office:value="-0.000609000000000002" calcext:value-type="float">
            <text:p>-0.00060900000000000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175" calcext:value-type="float">
            <text:p>0.0023175</text:p>
          </table:table-cell>
          <table:table-cell office:value-type="float" office:value="0.00307499999999999" calcext:value-type="float">
            <text:p>0.00307499999999999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-0.01437" calcext:value-type="float">
            <text:p>-0.0143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-0.178719" calcext:value-type="float">
            <text:p>-0.1787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24825" calcext:value-type="float">
            <text:p>-0.0624825</text:p>
          </table:table-cell>
          <table:table-cell office:value-type="float" office:value="0.034725" calcext:value-type="float">
            <text:p>0.034725</text:p>
          </table:table-cell>
          <table:table-cell office:value-type="float" office:value="-0.00696000000000002" calcext:value-type="float">
            <text:p>-0.00696000000000002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-2.87124" calcext:value-type="float">
            <text:p>-2.87124</text:p>
          </table:table-cell>
          <table:table-cell office:value-type="float" office:value="-2.428349" calcext:value-type="float">
            <text:p>-2.42834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325" calcext:value-type="float">
            <text:p>-0.0674325</text:p>
          </table:table-cell>
          <table:table-cell office:value-type="float" office:value="0.033675" calcext:value-type="float">
            <text:p>0.03367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9783" calcext:value-type="float">
            <text:p>4.29783</text:p>
          </table:table-cell>
          <table:table-cell office:value-type="float" office:value="-3.24024" calcext:value-type="float">
            <text:p>-3.24024</text:p>
          </table:table-cell>
          <table:table-cell office:value-type="float" office:value="-2.949619" calcext:value-type="float">
            <text:p>-2.9496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325" calcext:value-type="float">
            <text:p>-0.0674325</text:p>
          </table:table-cell>
          <table:table-cell office:value-type="float" office:value="0.033525" calcext:value-type="float">
            <text:p>0.03352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8463" calcext:value-type="float">
            <text:p>4.28463</text:p>
          </table:table-cell>
          <table:table-cell office:value-type="float" office:value="-3.24099" calcext:value-type="float">
            <text:p>-3.24099</text:p>
          </table:table-cell>
          <table:table-cell office:value-type="float" office:value="-2.945259" calcext:value-type="float">
            <text:p>-2.94525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3825" calcext:value-type="float">
            <text:p>0.0338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8838" calcext:value-type="float">
            <text:p>4.28838</text:p>
          </table:table-cell>
          <table:table-cell office:value-type="float" office:value="-3.24099" calcext:value-type="float">
            <text:p>-3.24099</text:p>
          </table:table-cell>
          <table:table-cell office:value-type="float" office:value="-2.944539" calcext:value-type="float">
            <text:p>-2.94453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68325" calcext:value-type="float">
            <text:p>-0.0668325</text:p>
          </table:table-cell>
          <table:table-cell office:value-type="float" office:value="0.033825" calcext:value-type="float">
            <text:p>0.0338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7908" calcext:value-type="float">
            <text:p>4.27908</text:p>
          </table:table-cell>
          <table:table-cell office:value-type="float" office:value="-3.24054" calcext:value-type="float">
            <text:p>-3.24054</text:p>
          </table:table-cell>
          <table:table-cell office:value-type="float" office:value="-2.944049" calcext:value-type="float">
            <text:p>-2.94404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3525" calcext:value-type="float">
            <text:p>0.03352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8208" calcext:value-type="float">
            <text:p>4.28208</text:p>
          </table:table-cell>
          <table:table-cell office:value-type="float" office:value="-3.24144" calcext:value-type="float">
            <text:p>-3.24144</text:p>
          </table:table-cell>
          <table:table-cell office:value-type="float" office:value="-2.943569" calcext:value-type="float">
            <text:p>-2.94356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3825" calcext:value-type="float">
            <text:p>0.03382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8718" calcext:value-type="float">
            <text:p>4.28718</text:p>
          </table:table-cell>
          <table:table-cell office:value-type="float" office:value="-3.24084" calcext:value-type="float">
            <text:p>-3.24084</text:p>
          </table:table-cell>
          <table:table-cell office:value-type="float" office:value="-2.943569" calcext:value-type="float">
            <text:p>-2.94356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65325" calcext:value-type="float">
            <text:p>-0.0665325</text:p>
          </table:table-cell>
          <table:table-cell office:value-type="float" office:value="0.033525" calcext:value-type="float">
            <text:p>0.0335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8958" calcext:value-type="float">
            <text:p>4.289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-2.944779" calcext:value-type="float">
            <text:p>-2.94477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5825" calcext:value-type="float">
            <text:p>-0.0675825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8223" calcext:value-type="float">
            <text:p>4.28223</text:p>
          </table:table-cell>
          <table:table-cell office:value-type="float" office:value="-3.24099" calcext:value-type="float">
            <text:p>-3.24099</text:p>
          </table:table-cell>
          <table:table-cell office:value-type="float" office:value="-2.946229" calcext:value-type="float">
            <text:p>-2.94622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-0.00381000000000002" calcext:value-type="float">
            <text:p>-0.00381000000000002</text:p>
          </table:table-cell>
          <table:table-cell office:value-type="float" office:value="4.28283" calcext:value-type="float">
            <text:p>4.28283</text:p>
          </table:table-cell>
          <table:table-cell office:value-type="float" office:value="-3.24129" calcext:value-type="float">
            <text:p>-3.24129</text:p>
          </table:table-cell>
          <table:table-cell office:value-type="float" office:value="-2.945989" calcext:value-type="float">
            <text:p>-2.945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-0.00381000000000002" calcext:value-type="float">
            <text:p>-0.00381000000000002</text:p>
          </table:table-cell>
          <table:table-cell office:value-type="float" office:value="4.28868" calcext:value-type="float">
            <text:p>4.28868</text:p>
          </table:table-cell>
          <table:table-cell office:value-type="float" office:value="-3.24189" calcext:value-type="float">
            <text:p>-3.24189</text:p>
          </table:table-cell>
          <table:table-cell office:value-type="float" office:value="-2.946229" calcext:value-type="float">
            <text:p>-2.94622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8943" calcext:value-type="float">
            <text:p>4.28943</text:p>
          </table:table-cell>
          <table:table-cell office:value-type="float" office:value="-3.24144" calcext:value-type="float">
            <text:p>-3.24144</text:p>
          </table:table-cell>
          <table:table-cell office:value-type="float" office:value="-2.945499" calcext:value-type="float">
            <text:p>-2.9454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725" calcext:value-type="float">
            <text:p>0.0347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8778" calcext:value-type="float">
            <text:p>4.28778</text:p>
          </table:table-cell>
          <table:table-cell office:value-type="float" office:value="-3.24174" calcext:value-type="float">
            <text:p>-3.24174</text:p>
          </table:table-cell>
          <table:table-cell office:value-type="float" office:value="-2.945989" calcext:value-type="float">
            <text:p>-2.945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8238" calcext:value-type="float">
            <text:p>4.28238</text:p>
          </table:table-cell>
          <table:table-cell office:value-type="float" office:value="-3.24249" calcext:value-type="float">
            <text:p>-3.24249</text:p>
          </table:table-cell>
          <table:table-cell office:value-type="float" office:value="-2.946469" calcext:value-type="float">
            <text:p>-2.94646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8748" calcext:value-type="float">
            <text:p>4.28748</text:p>
          </table:table-cell>
          <table:table-cell office:value-type="float" office:value="-3.24219" calcext:value-type="float">
            <text:p>-3.24219</text:p>
          </table:table-cell>
          <table:table-cell office:value-type="float" office:value="-2.945259" calcext:value-type="float">
            <text:p>-2.94525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68325" calcext:value-type="float">
            <text:p>-0.0668325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-0.00381000000000002" calcext:value-type="float">
            <text:p>-0.00381000000000002</text:p>
          </table:table-cell>
          <table:table-cell office:value-type="float" office:value="4.28733" calcext:value-type="float">
            <text:p>4.28733</text:p>
          </table:table-cell>
          <table:table-cell office:value-type="float" office:value="-3.24159" calcext:value-type="float">
            <text:p>-3.24159</text:p>
          </table:table-cell>
          <table:table-cell office:value-type="float" office:value="-2.944289" calcext:value-type="float">
            <text:p>-2.9442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68325" calcext:value-type="float">
            <text:p>-0.0668325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723" calcext:value-type="float">
            <text:p>4.29723</text:p>
          </table:table-cell>
          <table:table-cell office:value-type="float" office:value="-3.24174" calcext:value-type="float">
            <text:p>-3.24174</text:p>
          </table:table-cell>
          <table:table-cell office:value-type="float" office:value="-2.946469" calcext:value-type="float">
            <text:p>-2.94646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348" calcext:value-type="float">
            <text:p>4.29348</text:p>
          </table:table-cell>
          <table:table-cell office:value-type="float" office:value="-3.24219" calcext:value-type="float">
            <text:p>-3.24219</text:p>
          </table:table-cell>
          <table:table-cell office:value-type="float" office:value="-2.945749" calcext:value-type="float">
            <text:p>-2.94574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325" calcext:value-type="float">
            <text:p>-0.06743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9678" calcext:value-type="float">
            <text:p>4.29678</text:p>
          </table:table-cell>
          <table:table-cell office:value-type="float" office:value="-3.24234" calcext:value-type="float">
            <text:p>-3.24234</text:p>
          </table:table-cell>
          <table:table-cell office:value-type="float" office:value="-2.946229" calcext:value-type="float">
            <text:p>-2.94622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5825" calcext:value-type="float">
            <text:p>-0.06758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4.29393" calcext:value-type="float">
            <text:p>4.29393</text:p>
          </table:table-cell>
          <table:table-cell office:value-type="float" office:value="-3.24219" calcext:value-type="float">
            <text:p>-3.24219</text:p>
          </table:table-cell>
          <table:table-cell office:value-type="float" office:value="-2.945019" calcext:value-type="float">
            <text:p>-2.94501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153" calcext:value-type="float">
            <text:p>4.29153</text:p>
          </table:table-cell>
          <table:table-cell office:value-type="float" office:value="-3.24174" calcext:value-type="float">
            <text:p>-3.24174</text:p>
          </table:table-cell>
          <table:table-cell office:value-type="float" office:value="-2.945989" calcext:value-type="float">
            <text:p>-2.945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903" calcext:value-type="float">
            <text:p>4.29903</text:p>
          </table:table-cell>
          <table:table-cell office:value-type="float" office:value="-3.24249" calcext:value-type="float">
            <text:p>-3.24249</text:p>
          </table:table-cell>
          <table:table-cell office:value-type="float" office:value="-2.946709" calcext:value-type="float">
            <text:p>-2.9467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30173" calcext:value-type="float">
            <text:p>4.30173</text:p>
          </table:table-cell>
          <table:table-cell office:value-type="float" office:value="-3.24099" calcext:value-type="float">
            <text:p>-3.24099</text:p>
          </table:table-cell>
          <table:table-cell office:value-type="float" office:value="-2.946229" calcext:value-type="float">
            <text:p>-2.94622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9288" calcext:value-type="float">
            <text:p>4.29288</text:p>
          </table:table-cell>
          <table:table-cell office:value-type="float" office:value="-3.24234" calcext:value-type="float">
            <text:p>-3.24234</text:p>
          </table:table-cell>
          <table:table-cell office:value-type="float" office:value="-2.945989" calcext:value-type="float">
            <text:p>-2.945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9483" calcext:value-type="float">
            <text:p>4.29483</text:p>
          </table:table-cell>
          <table:table-cell office:value-type="float" office:value="-3.24219" calcext:value-type="float">
            <text:p>-3.24219</text:p>
          </table:table-cell>
          <table:table-cell office:value-type="float" office:value="-2.946709" calcext:value-type="float">
            <text:p>-2.9467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9483" calcext:value-type="float">
            <text:p>4.29483</text:p>
          </table:table-cell>
          <table:table-cell office:value-type="float" office:value="-3.24189" calcext:value-type="float">
            <text:p>-3.24189</text:p>
          </table:table-cell>
          <table:table-cell office:value-type="float" office:value="-2.947439" calcext:value-type="float">
            <text:p>-2.94743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69825" calcext:value-type="float">
            <text:p>-0.06698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284000000000001" calcext:value-type="float">
            <text:p>-0.00284000000000001</text:p>
          </table:table-cell>
          <table:table-cell office:value-type="float" office:value="4.30113" calcext:value-type="float">
            <text:p>4.30113</text:p>
          </table:table-cell>
          <table:table-cell office:value-type="float" office:value="-3.24279" calcext:value-type="float">
            <text:p>-3.24279</text:p>
          </table:table-cell>
          <table:table-cell office:value-type="float" office:value="-2.947199" calcext:value-type="float">
            <text:p>-2.9471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325" calcext:value-type="float">
            <text:p>-0.06743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284000000000001" calcext:value-type="float">
            <text:p>-0.00284000000000001</text:p>
          </table:table-cell>
          <table:table-cell office:value-type="float" office:value="4.29738" calcext:value-type="float">
            <text:p>4.29738</text:p>
          </table:table-cell>
          <table:table-cell office:value-type="float" office:value="-3.24309" calcext:value-type="float">
            <text:p>-3.24309</text:p>
          </table:table-cell>
          <table:table-cell office:value-type="float" office:value="-2.948649" calcext:value-type="float">
            <text:p>-2.94864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5825" calcext:value-type="float">
            <text:p>-0.0675825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9783" calcext:value-type="float">
            <text:p>4.29783</text:p>
          </table:table-cell>
          <table:table-cell office:value-type="float" office:value="-3.24159" calcext:value-type="float">
            <text:p>-3.24159</text:p>
          </table:table-cell>
          <table:table-cell office:value-type="float" office:value="-2.947199" calcext:value-type="float">
            <text:p>-2.9471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2825" calcext:value-type="float">
            <text:p>-0.0672825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228" calcext:value-type="float">
            <text:p>4.29228</text:p>
          </table:table-cell>
          <table:table-cell office:value-type="float" office:value="-3.24099" calcext:value-type="float">
            <text:p>-3.24099</text:p>
          </table:table-cell>
          <table:table-cell office:value-type="float" office:value="-2.946959" calcext:value-type="float">
            <text:p>-2.94695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5825" calcext:value-type="float">
            <text:p>-0.06758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513" calcext:value-type="float">
            <text:p>4.29513</text:p>
          </table:table-cell>
          <table:table-cell office:value-type="float" office:value="-3.24174" calcext:value-type="float">
            <text:p>-3.24174</text:p>
          </table:table-cell>
          <table:table-cell office:value-type="float" office:value="-2.946959" calcext:value-type="float">
            <text:p>-2.94695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4.29723" calcext:value-type="float">
            <text:p>4.29723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-2.947439" calcext:value-type="float">
            <text:p>-2.94743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9378" calcext:value-type="float">
            <text:p>4.29378</text:p>
          </table:table-cell>
          <table:table-cell office:value-type="float" office:value="-3.24129" calcext:value-type="float">
            <text:p>-3.24129</text:p>
          </table:table-cell>
          <table:table-cell office:value-type="float" office:value="-2.947679" calcext:value-type="float">
            <text:p>-2.94767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5825" calcext:value-type="float">
            <text:p>-0.0675825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-0.00357000000000001" calcext:value-type="float">
            <text:p>-0.00357000000000001</text:p>
          </table:table-cell>
          <table:table-cell office:value-type="float" office:value="4.29768" calcext:value-type="float">
            <text:p>4.29768</text:p>
          </table:table-cell>
          <table:table-cell office:value-type="float" office:value="-3.24219" calcext:value-type="float">
            <text:p>-3.24219</text:p>
          </table:table-cell>
          <table:table-cell office:value-type="float" office:value="-2.947679" calcext:value-type="float">
            <text:p>-2.94767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1325" calcext:value-type="float">
            <text:p>-0.0671325</text:p>
          </table:table-cell>
          <table:table-cell office:value-type="float" office:value="0.033975" calcext:value-type="float">
            <text:p>0.033975</text:p>
          </table:table-cell>
          <table:table-cell office:value-type="float" office:value="-0.00309000000000001" calcext:value-type="float">
            <text:p>-0.00309000000000001</text:p>
          </table:table-cell>
          <table:table-cell office:value-type="float" office:value="4.29588" calcext:value-type="float">
            <text:p>4.29588</text:p>
          </table:table-cell>
          <table:table-cell office:value-type="float" office:value="-3.24174" calcext:value-type="float">
            <text:p>-3.24174</text:p>
          </table:table-cell>
          <table:table-cell office:value-type="float" office:value="-2.946709" calcext:value-type="float">
            <text:p>-2.94670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85825" calcext:value-type="float">
            <text:p>-0.0585825</text:p>
          </table:table-cell>
          <table:table-cell office:value-type="float" office:value="-0.00622500000000002" calcext:value-type="float">
            <text:p>-0.00622500000000002</text:p>
          </table:table-cell>
          <table:table-cell office:value-type="float" office:value="-0.00333000000000001" calcext:value-type="float">
            <text:p>-0.0033300000000000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472499999999999" calcext:value-type="float">
            <text:p>0.00472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94" calcext:value-type="float">
            <text:p>-0.00594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175" calcext:value-type="float">
            <text:p>0.0011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2301" calcext:value-type="float">
            <text:p>0.0023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3271" calcext:value-type="float">
            <text:p>0.00327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532499999999999" calcext:value-type="float">
            <text:p>0.00532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2541" calcext:value-type="float">
            <text:p>0.00254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175" calcext:value-type="float">
            <text:p>0.0011175</text:p>
          </table:table-cell>
          <table:table-cell office:value-type="float" office:value="0.00532499999999999" calcext:value-type="float">
            <text:p>0.00532499999999999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-0.000670000000000016" calcext:value-type="float">
            <text:p>-0.000670000000000016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2541" calcext:value-type="float">
            <text:p>0.00254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67499999999998" calcext:value-type="float">
            <text:p>0.000967499999999998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3271" calcext:value-type="float">
            <text:p>0.00327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675" calcext:value-type="float">
            <text:p>0.0015675</text:p>
          </table:table-cell>
          <table:table-cell office:value-type="float" office:value="0.00457499999999999" calcext:value-type="float">
            <text:p>0.0045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-0.00504" calcext:value-type="float">
            <text:p>-0.00504</text:p>
          </table:table-cell>
          <table:table-cell office:value-type="float" office:value="0.003271" calcext:value-type="float">
            <text:p>0.00327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67499999999998" calcext:value-type="float">
            <text:p>0.000967499999999998</text:p>
          </table:table-cell>
          <table:table-cell office:value-type="float" office:value="0.00517499999999999" calcext:value-type="float">
            <text:p>0.0051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675" calcext:value-type="float">
            <text:p>0.00126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175" calcext:value-type="float">
            <text:p>0.0011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3511" calcext:value-type="float">
            <text:p>0.0035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175" calcext:value-type="float">
            <text:p>0.0011175</text:p>
          </table:table-cell>
          <table:table-cell office:value-type="float" office:value="0.00502499999999998" calcext:value-type="float">
            <text:p>0.00502499999999998</text:p>
          </table:table-cell>
          <table:table-cell office:value-type="float" office:value="-0.000180000000000014" calcext:value-type="float">
            <text:p>-0.000180000000000014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-0.00534" calcext:value-type="float">
            <text:p>-0.00534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7499999999995" calcext:value-type="float">
            <text:p>0.00081749999999999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-0.000420000000000016" calcext:value-type="float">
            <text:p>-0.000420000000000016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0599999999999881" calcext:value-type="float">
            <text:p>5.99999999999881E-05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3021" calcext:value-type="float">
            <text:p>0.00302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175" calcext:value-type="float">
            <text:p>0.0014175</text:p>
          </table:table-cell>
          <table:table-cell office:value-type="float" office:value="0.00487499999999999" calcext:value-type="float">
            <text:p>0.00487499999999999</text:p>
          </table:table-cell>
          <table:table-cell office:value-type="float" office:value="0.00029999999999999" calcext:value-type="float">
            <text:p>0.00029999999999999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-0.00549" calcext:value-type="float">
            <text:p>-0.00549</text:p>
          </table:table-cell>
          <table:table-cell office:value-type="float" office:value="0.002781" calcext:value-type="float">
            <text:p>0.002781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21:46:35.859884788</dc:date>
    <meta:editing-duration>PT1M48S</meta:editing-duration>
    <meta:editing-cycles>1</meta:editing-cycles>
    <meta:document-statistic meta:table-count="1" meta:cell-count="92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155cm" svg:y="3.954cm" style:legend-expansion="high" chart:style-name="ch2"/>
        <chart:plot-area chart:style-name="ch3" table:cell-range-address="sensor_data_x.A1:sensor_data_x.A193 sensor_data_x.D1:sensor_data_x.D193" chart:data-source-has-labels="row" svg:x="0.319cm" svg:y="0.18cm" svg:width="10.517cm" svg:height="8.645cm">
          <chart:coordinate-region svg:x="0.861cm" svg:y="0.379cm" svg:width="9.97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_x.A2:sensor_data_x.A193" chart:label-cell-address="sensor_data_x.A1:sensor_data_x.A1" chart:class="chart:line">
            <chart:data-point chart:repeated="192"/>
          </chart:series>
          <chart:series chart:style-name="ch7" chart:values-cell-range-address="sensor_data_x.D2:sensor_data_x.D193" chart:label-cell-address="sensor_data_x.D1:sensor_data_x.D1" chart:class="chart:line"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X [mT]</text:p>
                <draw:g>
                  <svg:desc>sensor_data_x.A1:sensor_data_x.A1</svg:desc>
                </draw:g>
              </table:table-cell>
              <table:table-cell office:value-type="string">
                <text:p>mux1_sensor1_X [mT]</text:p>
                <draw:g>
                  <svg:desc>sensor_data_x.D1:sensor_data_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674999999999954">
                <text:p>0.0000674999999999954</text:p>
                <draw:g>
                  <svg:desc>sensor_data_x.A2:sensor_data_x.A193</svg:desc>
                </draw:g>
              </table:table-cell>
              <table:table-cell office:value-type="float" office:value="-0.00027">
                <text:p>-0.00027</text:p>
                <draw:g>
                  <svg:desc>sensor_data_x.D2:sensor_data_x.D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7499999999998">
                <text:p>0.000217499999999998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17499999999998">
                <text:p>0.00021749999999999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27">
                <text:p>-0.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382500000000004">
                <text:p>-0.00038250000000000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382500000000004">
                <text:p>-0.00038250000000000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7499999999998">
                <text:p>0.00021749999999999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-0.00057">
                <text:p>-0.00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17499999999998">
                <text:p>0.00021749999999999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67499999999996">
                <text:p>0.00036749999999999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7499999999998">
                <text:p>0.00021749999999999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674999999999954">
                <text:p>0.000067499999999995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382500000000004">
                <text:p>-0.00038250000000000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825000000000031">
                <text:p>-0.000082500000000003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232500000000002">
                <text:p>-0.00023250000000000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7499999999996">
                <text:p>0.000367499999999996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67499999999997">
                <text:p>0.000667499999999997</text:p>
              </table:table-cell>
              <table:table-cell office:value-type="float" office:value="-0.00267">
                <text:p>-0.00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70675">
                <text:p>0.6870675</text:p>
              </table:table-cell>
              <table:table-cell office:value-type="float" office:value="0.07518">
                <text:p>0.07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6831825">
                <text:p>-3.68318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6782325">
                <text:p>-3.6782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6795825">
                <text:p>-3.6795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6789825">
                <text:p>-3.6789825</text:p>
              </table:table-cell>
              <table:table-cell office:value-type="float" office:value="0.07158">
                <text:p>0.07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6768825">
                <text:p>-3.6768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837825">
                <text:p>-3.6837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6815325">
                <text:p>-3.68153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6834825">
                <text:p>-3.6834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6773325">
                <text:p>-3.67733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825825">
                <text:p>-3.6825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6771825">
                <text:p>-3.6771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6798825">
                <text:p>-3.6798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818325">
                <text:p>-3.68183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735825">
                <text:p>-3.6735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6833325">
                <text:p>-3.6833325</text:p>
              </table:table-cell>
              <table:table-cell office:value-type="float" office:value="0.07248">
                <text:p>0.07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6753825">
                <text:p>-3.6753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789825">
                <text:p>-3.67898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821325">
                <text:p>-3.6821325</text:p>
              </table:table-cell>
              <table:table-cell office:value-type="float" office:value="0.07233">
                <text:p>0.07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6833325">
                <text:p>-3.68333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6821325">
                <text:p>-3.68213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795825">
                <text:p>-3.6795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6768825">
                <text:p>-3.6768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6776325">
                <text:p>-3.6776325</text:p>
              </table:table-cell>
              <table:table-cell office:value-type="float" office:value="0.07233">
                <text:p>0.072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6804825">
                <text:p>-3.6804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795825">
                <text:p>-3.6795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749325">
                <text:p>-3.6749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6804825">
                <text:p>-3.6804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6750825">
                <text:p>-3.6750825</text:p>
              </table:table-cell>
              <table:table-cell office:value-type="float" office:value="0.07158">
                <text:p>0.07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6813825">
                <text:p>-3.6813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6759825">
                <text:p>-3.6759825</text:p>
              </table:table-cell>
              <table:table-cell office:value-type="float" office:value="0.07233">
                <text:p>0.07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6774825">
                <text:p>-3.6774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780825">
                <text:p>-3.6780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6759825">
                <text:p>-3.6759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6764325">
                <text:p>-3.6764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6776325">
                <text:p>-3.67763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6741825">
                <text:p>-3.6741825</text:p>
              </table:table-cell>
              <table:table-cell office:value-type="float" office:value="0.07158">
                <text:p>0.07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6797325">
                <text:p>-3.67973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6723825">
                <text:p>-3.6723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6762825">
                <text:p>-3.6762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6809325">
                <text:p>-3.68093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6833325">
                <text:p>-3.6833325</text:p>
              </table:table-cell>
              <table:table-cell office:value-type="float" office:value="0.07158">
                <text:p>0.07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6761325">
                <text:p>-3.6761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6831825">
                <text:p>-3.6831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6854325">
                <text:p>-3.6854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6873825">
                <text:p>-3.6873825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6921825">
                <text:p>-3.6921825</text:p>
              </table:table-cell>
              <table:table-cell office:value-type="float" office:value="0.07173">
                <text:p>0.0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6843825">
                <text:p>-3.6843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6800325">
                <text:p>-3.68003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6840825">
                <text:p>-3.6840825</text:p>
              </table:table-cell>
              <table:table-cell office:value-type="float" office:value="0.07158">
                <text:p>0.07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6789825">
                <text:p>-3.67898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6734325">
                <text:p>-3.67343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6771825">
                <text:p>-3.6771825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6744825">
                <text:p>-3.6744825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3175">
                <text:p>0.00231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7175">
                <text:p>0.00171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7175">
                <text:p>0.00171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175">
                <text:p>0.00201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7175">
                <text:p>0.001717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8675">
                <text:p>0.0018675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8675">
                <text:p>0.0018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0175">
                <text:p>0.0020175</text:p>
              </table:table-cell>
              <table:table-cell office:value-type="float" office:value="-0.00042">
                <text:p>-0.000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675">
                <text:p>0.0018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7175">
                <text:p>0.001717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1675">
                <text:p>0.0021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3175">
                <text:p>0.00231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8675">
                <text:p>0.0018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0175">
                <text:p>0.00201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0175">
                <text:p>0.00201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175">
                <text:p>0.00171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7175">
                <text:p>0.00171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675">
                <text:p>0.0021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675">
                <text:p>0.00186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0175">
                <text:p>0.00201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675">
                <text:p>0.0021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8675">
                <text:p>0.0018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5675">
                <text:p>0.00156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0175">
                <text:p>0.0020175</text:p>
              </table:table-cell>
              <table:table-cell office:value-type="float" office:value="-0.00012">
                <text:p>-0.00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6175">
                <text:p>0.002617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5675">
                <text:p>0.0015675</text:p>
              </table:table-cell>
              <table:table-cell office:value-type="float" office:value="-0.00027">
                <text:p>-0.00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3175">
                <text:p>0.0023175</text:p>
              </table:table-cell>
              <table:table-cell office:value-type="float" office:value="-0.01437">
                <text:p>-0.014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24825">
                <text:p>-0.0624825</text:p>
              </table:table-cell>
              <table:table-cell office:value-type="float" office:value="4.19373">
                <text:p>4.19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674325">
                <text:p>-0.0674325</text:p>
              </table:table-cell>
              <table:table-cell office:value-type="float" office:value="4.29783">
                <text:p>4.297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674325">
                <text:p>-0.0674325</text:p>
              </table:table-cell>
              <table:table-cell office:value-type="float" office:value="4.28463">
                <text:p>4.28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838">
                <text:p>4.288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668325">
                <text:p>-0.0668325</text:p>
              </table:table-cell>
              <table:table-cell office:value-type="float" office:value="4.27908">
                <text:p>4.27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208">
                <text:p>4.282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8718">
                <text:p>4.28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665325">
                <text:p>-0.0665325</text:p>
              </table:table-cell>
              <table:table-cell office:value-type="float" office:value="4.28958">
                <text:p>4.28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675825">
                <text:p>-0.0675825</text:p>
              </table:table-cell>
              <table:table-cell office:value-type="float" office:value="4.28223">
                <text:p>4.282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283">
                <text:p>4.282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868">
                <text:p>4.288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8943">
                <text:p>4.289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778">
                <text:p>4.28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8238">
                <text:p>4.28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8748">
                <text:p>4.287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668325">
                <text:p>-0.0668325</text:p>
              </table:table-cell>
              <table:table-cell office:value-type="float" office:value="4.28733">
                <text:p>4.28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68325">
                <text:p>-0.0668325</text:p>
              </table:table-cell>
              <table:table-cell office:value-type="float" office:value="4.29723">
                <text:p>4.29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348">
                <text:p>4.29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674325">
                <text:p>-0.0674325</text:p>
              </table:table-cell>
              <table:table-cell office:value-type="float" office:value="4.29678">
                <text:p>4.29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75825">
                <text:p>-0.0675825</text:p>
              </table:table-cell>
              <table:table-cell office:value-type="float" office:value="4.29393">
                <text:p>4.293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9153">
                <text:p>4.291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9903">
                <text:p>4.29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30173">
                <text:p>4.30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288">
                <text:p>4.29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9483">
                <text:p>4.294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483">
                <text:p>4.294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69825">
                <text:p>-0.0669825</text:p>
              </table:table-cell>
              <table:table-cell office:value-type="float" office:value="4.30113">
                <text:p>4.301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674325">
                <text:p>-0.0674325</text:p>
              </table:table-cell>
              <table:table-cell office:value-type="float" office:value="4.29738">
                <text:p>4.29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675825">
                <text:p>-0.0675825</text:p>
              </table:table-cell>
              <table:table-cell office:value-type="float" office:value="4.29783">
                <text:p>4.297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672825">
                <text:p>-0.0672825</text:p>
              </table:table-cell>
              <table:table-cell office:value-type="float" office:value="4.29228">
                <text:p>4.29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675825">
                <text:p>-0.0675825</text:p>
              </table:table-cell>
              <table:table-cell office:value-type="float" office:value="4.29513">
                <text:p>4.295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723">
                <text:p>4.297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378">
                <text:p>4.29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675825">
                <text:p>-0.0675825</text:p>
              </table:table-cell>
              <table:table-cell office:value-type="float" office:value="4.29768">
                <text:p>4.29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71325">
                <text:p>-0.0671325</text:p>
              </table:table-cell>
              <table:table-cell office:value-type="float" office:value="4.29588">
                <text:p>4.29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585825">
                <text:p>-0.0585825</text:p>
              </table:table-cell>
              <table:table-cell office:value-type="float" office:value="0.00423">
                <text:p>0.004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1175">
                <text:p>0.001117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5675">
                <text:p>0.001567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175">
                <text:p>0.00111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675">
                <text:p>0.00156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967499999999998">
                <text:p>0.000967499999999998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675">
                <text:p>0.0015675</text:p>
              </table:table-cell>
              <table:table-cell office:value-type="float" office:value="0.00513">
                <text:p>0.00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967499999999998">
                <text:p>0.000967499999999998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2675">
                <text:p>0.001267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1175">
                <text:p>0.0011175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1175">
                <text:p>0.0011175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17499999999995">
                <text:p>0.000817499999999995</text:p>
              </table:table-cell>
              <table:table-cell office:value-type="float" office:value="0.00483">
                <text:p>0.004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175">
                <text:p>0.0014175</text:p>
              </table:table-cell>
              <table:table-cell office:value-type="float" office:value="0.00468">
                <text:p>0.00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